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cfe7f5" draw:opacity="30%" draw:textarea-vertical-align="middle" draw:shadow-opacity="30%"/>
    </style:style>
    <style:style style:name="gr4" style:family="graphic" style:parent-style-name="standard">
      <style:graphic-properties draw:stroke="none" draw:fill="none" draw:opacity="30%" fo:min-height="0.717cm" draw:shadow-opacity="30%"/>
    </style:style>
    <style:style style:name="gr5" style:family="graphic" style:parent-style-name="standard">
      <style:graphic-properties draw:fill="solid" draw:fill-color="#ffccff" draw:opacity="30%" draw:textarea-vertical-align="middle" draw:shadow-opacity="30%"/>
    </style:style>
    <style:style style:name="gr6" style:family="graphic" style:parent-style-name="standard">
      <style:graphic-properties draw:fill="solid" draw:fill-color="#ffcc99" draw:opacity="30%" draw:textarea-vertical-align="middle" draw:shadow-opacity="30%"/>
    </style:style>
    <style:style style:name="gr7" style:family="graphic" style:parent-style-name="standard">
      <style:graphic-properties draw:stroke="none" draw:fill="none" draw:opacity="30%" fo:min-height="0.557cm" draw:shadow-opacity="30%"/>
    </style:style>
    <style:style style:name="gr8" style:family="graphic" style:parent-style-name="standard">
      <style:graphic-properties draw:fill="solid" draw:fill-color="#99ccff" draw:opacity="30%" draw:textarea-vertical-align="middle" draw:shadow-opacity="30%"/>
    </style:style>
    <style:style style:name="gr9" style:family="graphic" style:parent-style-name="standard">
      <style:graphic-properties draw:stroke="none" draw:fill="none" draw:opacity="30%" fo:min-height="0.558cm" draw:shadow-opacity="30%"/>
    </style:style>
    <style:style style:name="gr10" style:family="graphic" style:parent-style-name="standard">
      <style:graphic-properties draw:fill="solid" draw:fill-color="#ffffcc" draw:opacity="30%" draw:textarea-vertical-align="middle" draw:shadow-opacity="30%"/>
    </style:style>
    <style:style style:name="gr11" style:family="graphic" style:parent-style-name="standard">
      <style:graphic-properties draw:stroke="none" svg:stroke-color="#000000" draw:fill="none" draw:fill-color="#ffffff" draw:opacity="30%" draw:textarea-horizontal-align="left" draw:auto-grow-height="true" draw:auto-grow-width="false" fo:min-height="1.017cm" fo:min-width="4.725cm" draw:shadow-opacity="30%"/>
    </style:style>
    <style:style style:name="gr12" style:family="graphic" style:parent-style-name="standard">
      <style:graphic-properties draw:fill="solid" draw:fill-color="#e6e6ff" draw:opacity="30%" draw:textarea-vertical-align="middle" draw:shadow="hidden" draw:shadow-opacity="30%"/>
    </style:style>
    <style:style style:name="gr13" style:family="graphic" style:parent-style-name="standard" style:list-style-name="L1">
      <style:graphic-properties draw:stroke="none" svg:stroke-color="#000000" draw:fill="none" draw:fill-color="#ffffff" draw:opacity="30%" draw:textarea-horizontal-align="left" draw:auto-grow-height="true" draw:auto-grow-width="false" fo:min-height="1.112cm" fo:min-width="2.995cm" draw:shadow-opacity="3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634cm"/>
    </style:style>
    <style:style style:name="gr17" style:family="graphic" style:parent-style-name="standard">
      <style:graphic-properties draw:opacity="35%" draw:fill-image-width="0cm" draw:fill-image-height="0cm" draw:textarea-vertical-align="middle" draw:shadow-opacity="35%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fe7f5" draw:opacity="3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opacity="30%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ccff" draw:opacity="30%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cc99" draw:opacity="30%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 draw:opacity="30%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solid" draw:fill-color="#99ccff" draw:opacity="30%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solid" draw:fill-color="#ffffcc" draw:opacity="30%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 draw:opacity="30%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solid" draw:fill-color="#e6e6ff" draw:opacity="30%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none" draw:fill-color="#ffffff" draw:opacity="30%"/>
      <style:paragraph-properties fo:text-align="center"/>
      <style:text-properties style:font-name="Arial" fo:font-size="13pt" style:letter-kerning="true" style:font-name-asian="Microsoft YaHei" style:font-size-asian="13pt" style:font-name-complex="Lucida Sans" style:font-size-complex="13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opacity="35%" draw:fill-image-width="0cm" draw:fill-image-height="0cm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Arial" fo:font-size="13pt" style:letter-kerning="true" style:font-name-asian="Microsoft YaHei" style:font-size-asian="13pt" style:font-name-complex="Lucida Sans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0.986cm" svg:height="0.731cm" svg:x="1.447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902cm" svg:y1="3.932cm" svg:x2="1.902cm" svg:y2="5.604cm">
            <text:p/>
          </draw:line>
          <draw:line draw:style-name="gr2" draw:text-style-name="P2" draw:layer="layout" svg:x1="0.687cm" svg:y1="4.768cm" svg:x2="3.117cm" svg:y2="4.768cm">
            <text:p/>
          </draw:line>
          <draw:line draw:style-name="gr2" draw:text-style-name="P2" draw:layer="layout" svg:x1="1.902cm" svg:y1="5.604cm" svg:x2="1.143cm" svg:y2="6.911cm">
            <text:p/>
          </draw:line>
          <draw:line draw:style-name="gr2" draw:text-style-name="P2" draw:layer="layout" svg:x1="2.737cm" svg:y1="6.911cm" svg:x2="1.902cm" svg:y2="5.604cm">
            <text:p/>
          </draw:line>
        </draw:g>
        <draw:g>
          <draw:custom-shape draw:style-name="gr1" draw:text-style-name="P1" draw:layer="layout" svg:width="0.986cm" svg:height="0.731cm" svg:x="1.447cm" svg:y="8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902cm" svg:y1="9.126cm" svg:x2="1.902cm" svg:y2="10.798cm">
            <text:p/>
          </draw:line>
          <draw:line draw:style-name="gr2" draw:text-style-name="P2" draw:layer="layout" svg:x1="0.687cm" svg:y1="9.963cm" svg:x2="3.117cm" svg:y2="9.963cm">
            <text:p/>
          </draw:line>
          <draw:line draw:style-name="gr2" draw:text-style-name="P2" draw:layer="layout" svg:x1="1.902cm" svg:y1="10.799cm" svg:x2="1.143cm" svg:y2="12.106cm">
            <text:p/>
          </draw:line>
          <draw:line draw:style-name="gr2" draw:text-style-name="P2" draw:layer="layout" svg:x1="2.737cm" svg:y1="12.106cm" svg:x2="1.902cm" svg:y2="10.799cm">
            <text:p/>
          </draw:line>
        </draw:g>
        <draw:g>
          <draw:ellipse draw:style-name="gr3" draw:text-style-name="P3" draw:layer="layout" svg:width="8.004cm" svg:height="2.909cm" svg:x="9.849cm" svg:y="1.591cm">
            <text:p/>
          </draw:ellipse>
          <draw:frame draw:style-name="gr4" draw:text-style-name="P4" draw:layer="layout" svg:width="5.484cm" svg:height="0.967cm" svg:x="11.11cm" svg:y="2.562cm">
            <draw:text-box>
              <text:p text:style-name="P1"><text:span text:style-name="T1">Accueil LDNR</text:span></text:p>
            </draw:text-box>
          </draw:frame>
        </draw:g>
        <draw:ellipse draw:style-name="gr5" draw:text-style-name="P5" draw:layer="layout" svg:width="5.86cm" svg:height="2.428cm" svg:x="5.6cm" svg:y="8.4cm">
          <text:p text:style-name="P1"><text:span text:style-name="T2">Administrateur Réseau</text:span></text:p>
          <text:p text:style-name="P1"><text:span text:style-name="T2">Junior</text:span></text:p>
        </draw:ellipse>
        <draw:g>
          <draw:ellipse draw:style-name="gr6" draw:text-style-name="P6" draw:layer="layout" svg:width="5.858cm" svg:height="2.429cm" svg:x="4.384cm" svg:y="5.072cm">
            <text:p/>
          </draw:ellipse>
          <draw:frame draw:style-name="gr7" draw:text-style-name="P7" draw:layer="layout" svg:width="2.917cm" svg:height="0.807cm" svg:x="5.854cm" svg:y="5.883cm">
            <draw:text-box>
              <text:p text:style-name="P1"><text:span text:style-name="T2">Java J2E</text:span></text:p>
            </draw:text-box>
          </draw:frame>
        </draw:g>
        <draw:g>
          <draw:ellipse draw:style-name="gr8" draw:text-style-name="P8" draw:layer="layout" svg:width="5.859cm" svg:height="2.428cm" svg:x="20.901cm" svg:y="4.8cm">
            <text:p/>
          </draw:ellipse>
          <draw:frame draw:style-name="gr9" draw:text-style-name="P7" draw:layer="layout" svg:width="2.342cm" svg:height="0.808cm" svg:x="22.66cm" svg:y="5.61cm">
            <draw:text-box>
              <text:p text:style-name="P1"><text:span text:style-name="T2">Carte</text:span></text:p>
            </draw:text-box>
          </draw:frame>
        </draw:g>
        <draw:g>
          <draw:ellipse draw:style-name="gr10" draw:text-style-name="P9" draw:layer="layout" svg:width="5.859cm" svg:height="2.429cm" svg:x="12.401cm" svg:y="7.271cm">
            <text:p/>
          </draw:ellipse>
          <draw:frame draw:style-name="gr11" draw:text-style-name="P10" draw:layer="layout" svg:width="5.11cm" svg:height="1.275cm" svg:x="12.775cm" svg:y="7.881cm">
            <draw:text-box>
              <text:p text:style-name="P1"><text:span text:style-name="T2">Concepteur </text:span></text:p>
              <text:p text:style-name="P1"><text:span text:style-name="T2">d'Applications mobiles</text:span></text:p>
            </draw:text-box>
          </draw:frame>
        </draw:g>
        <draw:g>
          <draw:ellipse draw:style-name="gr12" draw:text-style-name="P11" draw:layer="layout" svg:width="5.859cm" svg:height="2.429cm" svg:x="18.442cm" svg:y="7.172cm">
            <text:p/>
          </draw:ellipse>
          <draw:frame draw:style-name="gr13" draw:text-style-name="P12" draw:layer="layout" svg:width="3.799cm" svg:height="1.362cm" svg:x="19.472cm" svg:y="7.706cm">
            <draw:text-box>
              <text:p text:style-name="P1"><text:span text:style-name="T3">Développeurs </text:span></text:p>
              <text:p text:style-name="P1"><text:span text:style-name="T3">C/C++/Java</text:span></text:p>
            </draw:text-box>
          </draw:frame>
        </draw:g>
        <draw:frame draw:style-name="gr14" draw:text-style-name="P13" draw:layer="layout" svg:width="6.382cm" svg:height="0.963cm" svg:x="21.201cm" svg:y="1.037cm">
          <draw:text-box>
            <text:p>Adoptez un Stagiaire</text:p>
          </draw:text-box>
        </draw:frame>
        <draw:frame draw:style-name="gr15" draw:text-style-name="P13" draw:layer="layout" svg:width="3.5cm" svg:height="0.806cm" svg:x="0.201cm" svg:y="7.126cm">
          <draw:text-box>
            <text:p><text:span text:style-name="T4">Entrepreneur</text:span></text:p>
          </draw:text-box>
        </draw:frame>
        <draw:frame draw:style-name="gr16" draw:text-style-name="P14" draw:layer="layout" svg:width="2.229cm" svg:height="0.806cm" svg:x="0.972cm" svg:y="12.32cm">
          <draw:text-box>
            <text:p><text:span text:style-name="T4">Admin</text:span></text:p>
          </draw:text-box>
        </draw:frame>
        <draw:ellipse draw:style-name="gr17" draw:text-style-name="P15" draw:layer="layout" svg:width="3.263cm" svg:height="1.552cm" svg:x="9.862cm" svg:y="11.6cm">
          <text:p/>
        </draw:ellipse>
        <draw:ellipse draw:style-name="gr17" draw:text-style-name="P15" draw:layer="layout" svg:width="2.267cm" svg:height="1.701cm" svg:x="11.753cm" svg:y="14.695cm">
          <text:p/>
        </draw:ellipse>
        <draw:ellipse draw:style-name="gr17" draw:text-style-name="P15" draw:layer="layout" svg:width="2.269cm" svg:height="1.7cm" svg:x="14.942cm" svg:y="15.1cm">
          <text:p/>
        </draw:ellipse>
        <draw:ellipse draw:style-name="gr17" draw:text-style-name="P15" draw:layer="layout" svg:width="2.269cm" svg:height="1.7cm" svg:x="18.132cm" svg:y="15.019cm">
          <text:p/>
        </draw:ellipse>
        <draw:ellipse draw:style-name="gr17" draw:text-style-name="P15" draw:layer="layout" svg:width="3.264cm" svg:height="1.552cm" svg:x="5.477cm" svg:y="11.748cm">
          <text:p/>
        </draw:ellipse>
        <draw:ellipse draw:style-name="gr17" draw:text-style-name="P15" draw:layer="layout" svg:width="3.264cm" svg:height="1.552cm" svg:x="14.247cm" svg:y="11.748cm">
          <text:p/>
        </draw:ellipse>
        <draw:ellipse draw:style-name="gr17" draw:text-style-name="P15" draw:layer="layout" svg:width="3.264cm" svg:height="1.553cm" svg:x="19.754cm" svg:y="11.674cm">
          <text:p/>
        </draw:ellipse>
        <draw:ellipse draw:style-name="gr17" draw:text-style-name="P15" draw:layer="layout" svg:width="3.264cm" svg:height="1.552cm" svg:x="24.037cm" svg:y="11.748cm">
          <text:p/>
        </draw:ellipse>
        <draw:ellipse draw:style-name="gr17" draw:text-style-name="P15" draw:layer="layout" svg:width="2.269cm" svg:height="1.7cm" svg:x="8.562cm" svg:y="14.533cm">
          <text:p/>
        </draw:ellipse>
        <draw:ellipse draw:style-name="gr17" draw:text-style-name="P15" draw:layer="layout" svg:width="2.269cm" svg:height="1.7cm" svg:x="5.301cm" svg:y="14.857cm">
          <text:p/>
        </draw:ellips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00:19:10.49</meta:creation-date>
    <meta:editing-duration>PT16M4S</meta:editing-duration>
    <meta:editing-cycles>3</meta:editing-cycles>
    <dc:date>2019-12-16T01:09:40.026474926</dc:date>
    <meta:generator>LibreOffice/6.0.7.3$Linux_X86_64 LibreOffice_project/00m0$Build-3</meta:generator>
    <meta:document-statistic meta:object-count="64"/>
  </office:meta>
</office:document-meta>
</file>